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irements for Deliverable 1</text:p>
      <text:p text:style-name="Standard"/>
      <text:p text:style-name="Standard">For now 6-7 immediate requirements</text:p>
      <text:p text:style-name="Standard"/>
      <text:p text:style-name="Standard">Taskbar (even if non functional)</text:p>
      <text:p text:style-name="Standard">Components that exist for that task bar</text:p>
      <text:p text:style-name="Standard">A page for tasks</text:p>
      <text:p text:style-name="Standard">Wireframe</text:p>
      <text:p text:style-name="Standard">Monthly &amp; weekly views</text:p>
      <text:p text:style-name="Standard"/>
      <text:p text:style-name="Standard">___________________________________________________________________________</text:p>
      <text:p text:style-name="Standard"/>
      <text:p text:style-name="Standard">Functional Requirements</text:p>
      <text:p text:style-name="Standard"/>
      <text:list xml:id="list2151629881" text:style-name="WWNum2">
        <text:list-item>
          <text:p text:style-name="P1">The system shall have a task section</text:p>
        </text:list-item>
        <text:list-item>
          <text:p text:style-name="P1">The system shall allow the user to create events</text:p>
        </text:list-item>
        <text:list-item>
          <text:p text:style-name="P1">The system shall allow users to delete events</text:p>
        </text:list-item>
        <text:list-item>
          <text:p text:style-name="P1">The system shall allow users to create tasks</text:p>
        </text:list-item>
        <text:list-item>
          <text:p text:style-name="P1">The system shall allow users to delete tasks</text:p>
        </text:list-item>
        <text:list-item>
          <text:p text:style-name="P1">The system shall allow users to edit events</text:p>
        </text:list-item>
        <text:list-item>
          <text:p text:style-name="P1">The system shall allow users to edit tasks</text:p>
        </text:list-item>
        <text:list-item>
          <text:p text:style-name="P1">The system shall have a menu</text:p>
        </text:list-item>
        <text:list-item>
          <text:p text:style-name="P1">The system shall have an interactive calendar</text:p>
        </text:list-item>
        <text:list-item>
          <text:p text:style-name="P1">The system shall have optional linked data between the calendar and task list</text:p>
        </text:list-item>
        <text:list-item>
          <text:p text:style-name="P1">The system shall have tags for events and tasks</text:p>
        </text:list-item>
        <text:list-item>
          <text:p text:style-name="P1"><text:soft-page-break/>The system shall toggle between views for task and Calendar: tasks and habits</text:p>
        </text:list-item>
        <text:list-item>
          <text:p text:style-name="P1">The system shall let the user assign colors to tasks</text:p>
        </text:list-item>
        <text:list-item>
          <text:p text:style-name="P1">The system shall let the user assign colors to events</text:p>
        </text:list-item>
        <text:list-item>
          <text:p text:style-name="P1">The system shall have the ability to filter by multiple tags.</text:p>
        </text:list-item>
        <text:list-item>
          <text:p text:style-name="P1">The system shall have a ‘popup’ menu and search bar to select tags to filter</text:p>
        </text:list-item>
        <text:list-item>
          <text:p text:style-name="P1">The system shall have tasks filter by date</text:p>
        </text:list-item>
        <text:list-item>
          <text:p text:style-name="P1">The system shall display a maximum of 5 events on a day in monthly calendar view</text:p>
        </text:list-item>
        <text:list-item>
          <text:p text:style-name="P1">The system shall notify the user if task creation exceeds 2 seconds.</text:p>
        </text:list-item>
        <text:list-item>
          <text:p text:style-name="P1">The system shall have a daily calendar view</text:p>
        </text:list-item>
        <text:list-item>
          <text:p text:style-name="P1">The system shall have a weekly calendar view</text:p>
        </text:list-item>
        <text:list-item>
          <text:p text:style-name="P1">The system shall have a monthly calendar view</text:p>
        </text:list-item>
        <text:list-item>
          <text:p text:style-name="P1">The system shall notify the user of upcoming events and task deadlines</text:p>
        </text:list-item>
        <text:list-item>
          <text:p text:style-name="P1">The system shall make the notification system optional</text:p>
        </text:list-item>
        <text:list-item>
          <text:p text:style-name="P1">The system shall have a FAQ page.</text:p>
        </text:list-item>
      </text:list>
      <text:p text:style-name="Standard"/>
      <text:p text:style-name="Standard"/>
      <text:p text:style-name="Standard"/>
      <text:p text:style-name="Standard"/>
      <text:p text:style-name="Standard">Non functional Requirements:</text:p>
      <text:p text:style-name="Standard"/>
      <text:p text:style-name="Standard"/>
      <text:list xml:id="list2563763159" text:style-name="WWNum1">
        <text:list-item>
          <text:p text:style-name="P2">The system shall upload the save-file document and fully populate the app within 45 seconds 90% of the time.</text:p>
        </text:list-item>
        <text:list-item>
          <text:p text:style-name="P2">The system shall display newly created tasks in the UI within 1 second for 90% of operations.</text:p>
        </text:list-item>
        <text:list-item>
          <text:p text:style-name="P2">The system shall notify the user if task creation exceeds 2 seconds.</text:p>
        </text:list-item>
        <text:list-item>
          <text:p text:style-name="P2">The system shall only save 4 years of information to preserve efficiency</text:p>
        </text:list-item>
        <text:list-item>
          <text:p text:style-name="P2">The system shall comply with WCAG 2.1 level AA. </text:p>
        </text:list-item>
        <text:list-item>
          <text:p text:style-name="P2"><text:soft-page-break/>The system shall provide visual confirmation for creating, editing, or removing a task/event</text:p>
        </text:list-item>
        <text:list-item>
          <text:p text:style-name="P2">The system shall restore all saved tasks after page refresh or browser restart.</text:p>
        </text:list-item>
        <text:list-item>
          <text:p text:style-name="P2">The system shall prevent overflow of event/task descriptions in calendar view</text:p>
        </text:list-item>
        <text:list-item>
          <text:p text:style-name="P2">The system shall not transmit user task data to external servers.</text:p>
        </text:list-item>
        <text:list-item>
          <text:p text:style-name="P2">The system shall be designed for mobile web app.</text:p>
        </text:list-item>
        <text:list-item>
          <text:p text:style-name="P2">The system shall have a dark mode.</text:p>
        </text:list-item>
        <text:list-item>
          <text:p text:style-name="P2">The system should be easy to use for first-time users, with an intuitive interface</text:p>
        </text:list-item>
        <text:list-item>
          <text:p text:style-name="P2">The system shall space buttons enough to minimize crowding and accidentally tapping the wrong field to comply with accessibility.</text:p>
        </text:list-item>
        <text:list-item>
          <text:p text:style-name="P2">The system shall use react with html/css for code</text:p>
        </text:list-item>
        <text:list-item>
          <text:p text:style-name="P2">The system shall comply with UMaine academic honesty standards.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0" meta:word-count="497" meta:character-count="2814" meta:non-whitespace-character-count="2406"/>
    <meta:generator>LibreOfficeDev/6.0.5.2$Linux_X86_64 LibreOffice_project/</meta:generator>
  </office:meta>
</office:document-meta>
</file>